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826in" table:align="left"/>
    </style:style>
    <style:style style:name="Table3.A" style:family="table-column">
      <style:table-column-properties style:column-width="3.3424in"/>
    </style:style>
    <style:style style:name="Table3.B" style:family="table-column">
      <style:table-column-properties style:column-width="3.3403in"/>
    </style:style>
    <style:style style:name="Table3.A1" style:family="table-cell">
      <style:table-cell-properties style:writing-mode="page"/>
    </style:style>
    <style:style style:name="Table1" style:family="table">
      <style:table-properties style:width="6.6826in" table:align="left"/>
    </style:style>
    <style:style style:name="Table1.A" style:family="table-column">
      <style:table-column-properties style:column-width="3.3424in"/>
    </style:style>
    <style:style style:name="Table1.B" style:family="table-column">
      <style:table-column-properties style:column-width="3.3403in"/>
    </style:style>
    <style:style style:name="Table1.A1" style:family="table-cell">
      <style:table-cell-properties style:writing-mode="pag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3.3424in"/>
    </style:style>
    <style:style style:name="Table2.B" style:family="table-column">
      <style:table-column-properties style:column-width="3.3403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rsid="00174454" officeooo:paragraph-rsid="0020ad39" style:font-size-asian="9pt" style:font-size-complex="9pt"/>
    </style:style>
    <style:style style:name="P3" style:family="paragraph" style:parent-style-name="Standard">
      <style:text-properties fo:font-size="9pt" officeooo:rsid="00174454" officeooo:paragraph-rsid="0020ad3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style:text-underline-style="none" fo:font-weight="normal" officeooo:rsid="001b34ef" officeooo:paragraph-rsid="001b34ef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paragraph-rsid="0022e9cf"/>
    </style:style>
    <style:style style:name="P8" style:family="paragraph" style:parent-style-name="Standard">
      <style:paragraph-properties fo:text-align="end" style:justify-single-word="false"/>
      <style:text-properties officeooo:paragraph-rsid="0024307a"/>
    </style:style>
    <style:style style:name="P9" style:family="paragraph" style:parent-style-name="Standard">
      <style:paragraph-properties fo:text-align="end" style:justify-single-word="false"/>
      <style:text-properties officeooo:paragraph-rsid="002591f2"/>
    </style:style>
    <style:style style:name="P10" style:family="paragraph" style:parent-style-name="Standard">
      <style:text-properties officeooo:paragraph-rsid="001ae5e0"/>
    </style:style>
    <style:style style:name="P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20ad3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0ad39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4307a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20ad39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20ad39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24307a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24307a" officeooo:paragraph-rsid="0024307a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2591f2" officeooo:paragraph-rsid="002591f2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307a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591f2"/>
    </style:style>
    <style:style style:name="P2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74454" officeooo:paragraph-rsid="00174454" style:font-size-asian="11pt" style:font-size-complex="11pt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rsid="00278b62" officeooo:paragraph-rsid="00279524" style:font-size-asian="9pt" style:font-size-complex="9p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279524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27bb3f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278b62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24307a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9pt" officeooo:rsid="002591f2" officeooo:paragraph-rsid="00278b62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5e0" style:font-weight-asian="bold" style:font-weight-complex="bold"/>
    </style:style>
    <style:style style:name="T5" style:family="text">
      <style:text-properties officeooo:rsid="001ae5e0"/>
    </style:style>
    <style:style style:name="T6" style:family="text">
      <style:text-properties fo:font-style="normal" officeooo:rsid="001ae5e0" style:font-style-asian="normal" style:font-style-complex="normal"/>
    </style:style>
    <style:style style:name="T7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9" style:family="text">
      <style:text-properties officeooo:rsid="001b34e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34ef" style:font-weight-asian="normal" style:font-weight-complex="normal"/>
    </style:style>
    <style:style style:name="T12" style:family="text">
      <style:text-properties fo:font-weight="normal" officeooo:rsid="001ae5e0" style:font-weight-asian="normal" style:font-weight-complex="normal"/>
    </style:style>
    <style:style style:name="T13" style:family="text">
      <style:text-properties fo:font-size="9pt" officeooo:rsid="002106ae" style:font-size-asian="9pt" style:font-size-complex="9pt"/>
    </style:style>
    <style:style style:name="T14" style:family="text">
      <style:text-properties fo:font-size="9pt" officeooo:rsid="00174454" style:font-size-asian="9pt" style:font-size-complex="9pt"/>
    </style:style>
    <style:style style:name="T15" style:family="text">
      <style:text-properties fo:font-size="9pt" officeooo:rsid="0021a7c6" style:font-size-asian="9pt" style:font-size-complex="9pt"/>
    </style:style>
    <style:style style:name="T16" style:family="text">
      <style:text-properties fo:font-size="9pt" officeooo:rsid="0024307a" style:font-size-asian="9pt" style:font-size-complex="9pt"/>
    </style:style>
    <style:style style:name="T17" style:family="text">
      <style:text-properties fo:font-size="9pt" officeooo:rsid="002591f2" style:font-size-asian="9pt" style:font-size-complex="9pt"/>
    </style:style>
    <style:style style:name="T18" style:family="text">
      <style:text-properties fo:font-size="9pt" officeooo:rsid="001da493" style:font-size-asian="9pt" style:font-size-complex="9pt"/>
    </style:style>
    <style:style style:name="T19" style:family="text">
      <style:text-properties fo:font-size="9pt" fo:font-style="italic" officeooo:rsid="0022e9cf" style:font-size-asian="9pt" style:font-style-asian="italic" style:font-size-complex="9pt" style:font-style-complex="italic"/>
    </style:style>
    <style:style style:name="T20" style:family="text">
      <style:text-properties fo:font-size="9pt" fo:font-style="italic" officeooo:rsid="0024307a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02591f2" style:font-size-asian="9pt" style:font-style-asian="italic" style:font-size-complex="9pt" style:font-style-complex="italic"/>
    </style:style>
    <style:style style:name="T22" style:family="text">
      <style:text-properties fo:font-size="9pt" fo:font-weight="bold" officeooo:rsid="0024307a" style:font-size-asian="9pt" style:font-weight-asian="bold" style:font-size-complex="9pt" style:font-weight-complex="bold"/>
    </style:style>
    <style:style style:name="T23" style:family="text">
      <style:text-properties fo:font-size="9pt" fo:font-weight="bold" officeooo:rsid="001ae5e0" style:font-size-asian="9pt" style:font-weight-asian="bold" style:font-size-complex="9pt" style:font-weight-complex="bold"/>
    </style:style>
    <style:style style:name="T24" style:family="text">
      <style:text-properties fo:font-size="9pt" fo:font-weight="bold" officeooo:rsid="00174454" style:font-size-asian="9pt" style:font-weight-asian="bold" style:font-size-complex="9pt" style:font-weight-complex="bold"/>
    </style:style>
    <style:style style:name="T25" style:family="text">
      <style:text-properties fo:font-size="9pt" fo:font-weight="bold" officeooo:rsid="002591f2" style:font-size-asian="9pt" style:font-weight-asian="bold" style:font-size-complex="9pt" style:font-weight-complex="bold"/>
    </style:style>
    <style:style style:name="T26" style:family="text">
      <style:text-properties fo:font-size="9pt" fo:font-weight="normal" officeooo:rsid="002591f2" style:font-size-asian="9pt" style:font-weight-asian="normal" style:font-size-complex="9pt" style:font-weight-complex="normal"/>
    </style:style>
    <style:style style:name="T27" style:family="text">
      <style:text-properties officeooo:rsid="00174454"/>
    </style:style>
    <style:style style:name="T28" style:family="text">
      <style:text-properties officeooo:rsid="0024307a"/>
    </style:style>
    <style:style style:name="T29" style:family="text">
      <style:text-properties style:font-name="LiberationSerif" fo:font-size="9pt" fo:font-weight="normal" officeooo:rsid="001ae5e0" style:font-size-asian="9pt" style:font-weight-asian="normal" style:font-size-complex="9pt" style:font-weight-complex="normal"/>
    </style:style>
    <style:style style:name="T30" style:family="text">
      <style:text-properties style:font-name="LiberationSerif" fo:font-size="9pt" fo:font-weight="normal" officeooo:rsid="0024307a" style:font-size-asian="9pt" style:font-weight-asian="normal" style:font-size-complex="9pt" style:font-weight-complex="normal"/>
    </style:style>
    <style:style style:name="T31" style:family="text">
      <style:text-properties style:font-name="LiberationSerif" fo:font-size="9pt" fo:font-weight="normal" officeooo:rsid="0027bb3f" style:font-size-asian="9pt" style:font-weight-asian="normal" style:font-size-complex="9pt" style:font-weight-complex="normal"/>
    </style:style>
    <style:style style:name="T32" style:family="text">
      <style:text-properties fo:font-variant="normal" fo:text-transform="none" style:font-name="Liberation Serif" fo:font-size="9pt" fo:letter-spacing="normal" fo:font-style="normal" fo:font-weight="normal" officeooo:rsid="00278b62" style:font-size-asian="9pt" style:font-size-complex="9pt"/>
    </style:style>
    <style:style style:name="T33" style:family="text">
      <style:text-properties fo:font-variant="normal" fo:text-transform="none" style:font-name="Liberation Serif" fo:font-size="9pt" fo:letter-spacing="normal" fo:font-style="normal" fo:font-weight="normal" officeooo:rsid="0027bb3f" style:font-size-asian="9pt" style:font-size-complex="9pt"/>
    </style:style>
    <style:style style:name="T34" style:family="text">
      <style:text-properties fo:font-variant="normal" fo:text-transform="none" style:font-name="Liberation Serif" fo:font-size="9pt" fo:letter-spacing="normal" fo:font-style="normal" fo:font-weight="normal" officeooo:rsid="0028e00e" style:font-size-asian="9pt" style:font-size-complex="9pt"/>
    </style:style>
    <style:style style:name="T35" style:family="text">
      <style:text-properties fo:font-variant="normal" fo:text-transform="none" style:font-name="Liberation Serif" fo:font-size="9pt" fo:letter-spacing="normal" fo:font-style="normal" fo:font-weight="normal" officeooo:rsid="00279524" style:font-size-asian="9pt" style:font-size-complex="9pt"/>
    </style:style>
    <style:style style:name="T36" style:family="text">
      <style:text-properties fo:font-variant="normal" fo:text-transform="none" style:font-name="Liberation Serif" fo:font-size="9pt" fo:letter-spacing="normal" fo:font-style="normal" fo:font-weight="normal" officeooo:rsid="0028f317" style:font-size-asian="9pt" style:font-size-complex="9pt"/>
    </style:style>
    <style:style style:name="T37" style:family="text">
      <style:text-properties officeooo:rsid="0027bb3f"/>
    </style:style>
    <style:style style:name="T38" style:family="text">
      <style:text-properties officeooo:rsid="0028e00e"/>
    </style:style>
    <style:style style:name="T39" style:family="text">
      <style:text-properties officeooo:rsid="0028f317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ollo Jain</text:p>
      <text:p text:style-name="P4">apollojain@gmail.com | apollojain.com | github.com/apollojain</text:p>
      <text:p text:style-name="P11">Technical Skills</text:p>
      <text:p text:style-name="P1"><text:span text:style-name="T3">Languages: </text:span>Python, Matlab, Java, C++, C, Go, <text:span text:style-name="T28">NodeJS, Typescript</text:span></text:p>
      <text:p text:style-name="P10"><text:span text:style-name="T22">Technologies</text:span><text:span text:style-name="T23">: </text:span><text:span text:style-name="T29">CVXPy, OpenCV, ROS, Docker, ZeroMQ, Arduino, </text:span><text:span text:style-name="T31">NextJS, </text:span><text:span text:style-name="T30">GraphQL, Hasura</text:span></text:p>
      <text:p text:style-name="P1"/>
      <text:p text:style-name="P22">Professional Experience</text:p>
      <table:table table:name="Table3" table:style-name="Table3">
        <table:table-column table:style-name="Table3.A"/>
        <table:table-column table:style-name="Table3.B"/>
        <table:table-row table:style-name="TableLine105553169178112">
          <table:table-cell table:style-name="Table3.A1" office:value-type="string">
            <text:p text:style-name="P21"><text:span text:style-name="T25">Kaizen Labs</text:span><text:span text:style-name="T24"> <text:s text:c="22"/><text:tab/></text:span></text:p>
            <text:p text:style-name="P19">New York,NY</text:p>
          </table:table-cell>
          <table:table-cell table:style-name="Table3.A1" office:value-type="string">
            <text:p text:style-name="P9"><text:span text:style-name="T14"><text:tab/><text:tab/></text:span><text:span text:style-name="T21">Founding Engineer &amp; Engineering Lead</text:span></text:p>
            <text:p text:style-name="P9"><text:span text:style-name="T16">February 202</text:span><text:span text:style-name="T17">3</text:span><text:span text:style-name="T14"> – </text:span><text:span text:style-name="T17">Present</text:span></text:p>
          </table:table-cell>
        </table:table-row>
      </table:table>
      <text:list xml:id="list382330897" text:style-name="L1">
        <text:list-item>
          <text:p text:style-name="P23">Architected and built out backend for Kaizen's Flagship Recreation Management System (RMS) for Facility Reservations, including data model, unit tests, and business logic (<text:span text:style-name="T37">NextJS, </text:span>React, NodeJS, GraphQL, Hasura, PostgreSQL).</text:p>
        </text:list-item>
        <text:list-item>
          <text:p text:style-name="P23">Architected and built out backend and data model for Kaizen's Special Events Permitting Software.</text:p>
        </text:list-item>
        <text:list-item>
          <text:p text:style-name="P25"><text:span text:style-name="T32">Worked on other platform and front-end features as needed, including email, logging, feature flag, and data ingestion infrastructure (</text:span><text:span text:style-name="T33">NextJS, </text:span><text:span text:style-name="T32">React, NodeJS, GraphQL, Hasura, PostgreSQL).</text:span></text:p>
        </text:list-item>
        <text:list-item>
          <text:p text:style-name="P23">Eventually led a team of 5 to work on various aspects of the Kaizen RMS, including memberships, programs, and more. This involved hands-on-keyboard work, as well as things like 1:1s, checklists, technical documentation, code review process, and more.</text:p>
        </text:list-item>
        <text:list-item>
          <text:p text:style-name="P24"><text:span text:style-name="T34">Took on other roles that</text:span><text:span text:style-name="T35"> were necessary for </text:span><text:span text:style-name="T36">the company,</text:span><text:span text:style-name="T35"> including performing Technical Project Management, engaging with customers as a de-facto Account Executive, and creating the company’s technical interview process.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105553169182208">
          <table:table-cell table:style-name="Table1.A1" office:value-type="string">
            <text:p text:style-name="P20"><text:span text:style-name="T22">Systems &amp; Technology Research</text:span><text:span text:style-name="T24"> <text:s text:c="29"/><text:tab/></text:span></text:p>
            <text:p text:style-name="P18"><text:span text:style-name="T27">A</text:span>rlington, VA</text:p>
          </table:table-cell>
          <table:table-cell table:style-name="Table1.A1" office:value-type="string">
            <text:p text:style-name="P7"><text:span text:style-name="T14"><text:tab/><text:tab/></text:span><text:span text:style-name="T20">Scientist &amp; Team Lead</text:span></text:p>
            <text:p text:style-name="P7"><text:span text:style-name="T16">February 2021</text:span><text:span text:style-name="T14"> – </text:span><text:span text:style-name="T16">February 2023</text:span></text:p>
          </table:table-cell>
        </table:table-row>
      </table:table>
      <text:list xml:id="list185010496163173" text:continue-numbering="true" text:style-name="L1">
        <text:list-item>
          <text:p text:style-name="P26"><text:span text:style-name="T14">L</text:span><text:span text:style-name="T17">ed a team of 4 to develop a system to catch rogue IMSI catchers in the 3G and 4G domains to help aid with tracking avoidance of USG officials. Awarded the </text:span><text:span text:style-name="T25">STR Spotlight Award</text:span><text:span text:style-name="T26"> for my technical contributions. Technologies used included Flask, SQLite, Javascript, HTML, CSS, and Fast API.</text:span></text:p>
        </text:list-item>
        <text:list-item>
          <text:p text:style-name="P26"><text:span text:style-name="T13">W</text:span><text:span text:style-name="T17">orked on a Space-based AMTI/GMTI Radar, primarily on the beam planner and command-and-control interface (MATLAB, Python, C++)</text:span></text:p>
        </text:list-item>
        <text:list-item>
          <text:p text:style-name="P28">Conducted Program Management and 6-DOF Simulation Development for DARPA Nautilus, a program that aims to build AI that can design all aspects of an unmanned underwater vehicle (UUV), including navigation, energy, and 3D model constraints verification (ROS, C++, Python)</text:p>
        </text:list-item>
        <text:list-item>
          <text:p text:style-name="P28">Worked on an RL Simulation Environment for a Maritime System of Systems (Python3, Open API Gym, Ray)</text:p>
        </text:list-item>
        <text:list-item>
          <text:p text:style-name="P28">Led teams of up to 6 on projects related to geospatial pattern-of-life (Java, Javascript, HTML, CSS, PostgreSQL) and rogue sensor detection, but they are classified.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105553169149440">
          <table:table-cell table:style-name="Table2.A1" office:value-type="string">
            <text:p text:style-name="P14">Anduril Industries <text:s text:c="30"/><text:tab/><text:tab/><text:tab/></text:p>
            <text:p text:style-name="P17">Irvine, CA</text:p>
          </table:table-cell>
          <table:table-cell table:style-name="Table2.A1" office:value-type="string">
            <text:p text:style-name="P8"><text:span text:style-name="T14"><text:tab/><text:tab/></text:span><text:span text:style-name="T19">Software Engineer</text:span></text:p>
            <text:p text:style-name="P8"><text:span text:style-name="T14">November 2018 – </text:span><text:span text:style-name="T15">October 2020</text:span></text:p>
          </table:table-cell>
        </table:table-row>
      </table:table>
      <text:list xml:id="list185010615145095" text:continue-numbering="true" text:style-name="L1">
        <text:list-item>
          <text:p text:style-name="P27"><text:span text:style-name="T13">Built out the company’s </text:span><text:span text:style-name="T14">maritime tower product, which includes radar and VHF transceiver serial processing code, general infrastructure, a boat-specific sensor fusion tracking model, and a sigmoid-based hostile boat classifier. Currently used in the field for drug trafficking prevention on the California coast. Written in C++, Golang, and NixOS.</text:span></text:p>
        </text:list-item>
        <text:list-item>
          <text:p text:style-name="P26"><text:span text:style-name="T14">Built </text:span><text:span text:style-name="T13">out radar integrations, tracking models,</text:span><text:span text:style-name="T14"> and software infrastructure for the company’s drone tracking tower. Integrated various third-party RF Detection Sensors in order to improve the algorithm’s confidence. Written in C++, Golang, and NixOS. </text:span><text:span text:style-name="T13">Deployed both domestically and internationally.</text:span></text:p>
        </text:list-item>
        <text:list-item>
          <text:p text:style-name="P26"><text:span text:style-name="T14">Created an EKF-based general purpose model for fusing high-confidence measurements (ADSB, AIS, GPS) into the system’s global tracker. </text:span><text:span text:style-name="T18">Prototyped in Matlab and written in C++.</text:span></text:p>
        </text:list-item>
      </text:list>
      <text:p text:style-name="P5"/>
      <text:p text:style-name="P12">Education</text:p>
      <text:section text:style-name="Sect1" text:name="Section5">
        <text:p text:style-name="P3"><text:span text:style-name="T4">UC Berkeley</text:span><text:span text:style-name="T3"> <text:s text:c="30"/><text:tab/><text:tab/><text:tab/></text:span></text:p>
        <text:p text:style-name="P15"><text:span text:style-name="T9">M</text:span>.S. EECS</text:p>
        <text:p text:style-name="P2"><text:span text:style-name="T2"><text:tab/><text:tab/><text:tab/><text:tab/><text:tab/> <text:s text:c="10"/></text:span><text:span text:style-name="T7">May 201</text:span><text:span text:style-name="T8">8</text:span><text:span text:style-name="T10"><text:tab/><text:tab/><text:tab/><text:tab/> </text:span><text:span text:style-name="T12">GPA: 3.</text:span><text:span text:style-name="T11">9</text:span></text:p>
      </text:section>
      <text:p text:style-name="P3"><text:span text:style-name="T3">Teaching: </text:span>Designing Information Devices and Systems II (Circuits, Controls, and Signal Processing) </text:p>
      <text:p text:style-name="P3"><text:span text:style-name="T3">Thesis:</text:span> EV Infrastructure Planning and Grid Impact Assessment: A Case for Mexico</text:p>
      <text:p text:style-name="P3"/>
      <text:section text:style-name="Sect1" text:name="Section6">
        <text:p text:style-name="P13"><text:span text:style-name="T5">UC Berkeley</text:span> <text:s text:c="30"/><text:tab/><text:tab/><text:tab/></text:p>
        <text:p text:style-name="P15">B.S. EECS</text:p>
        <text:p text:style-name="P2"><text:span text:style-name="T1"><text:tab/><text:tab/><text:tab/><text:tab/><text:tab/> <text:s text:c="10"/></text:span><text:span text:style-name="T6">May 2017</text:span><text:tab/><text:tab/><text:tab/><text:tab/><text:tab/> <text:s/><text:span text:style-name="T5">GPA: 3.6</text:span></text:p>
      </text:section>
      <text:p text:style-name="P3"><text:span text:style-name="T3">Organizations: </text:span>ASUC Student Government (CTO), Robotics at Berkeley (Co-Founder, Vice President), Hackers at Berkeley (Director), Kairos Society </text:p>
      <text:p text:style-name="P16"><text:span text:style-name="T3">Awards: </text:span>Cal Alumni Association Leadership Award, Oski Student Leadership Award, Fung Fellowship for Wellness and Technolog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46in" fo:margin-right="0.7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22T08:14:14.316499406</meta:creation-date>
    <dc:date>2024-04-09T18:50:08.863460867</dc:date>
    <meta:editing-duration>PT1H41M11S</meta:editing-duration>
    <meta:editing-cycles>23</meta:editing-cycles>
    <meta:generator>LibreOffice/7.0.3.1$MacOSX_X86_64 LibreOffice_project/d7547858d014d4cf69878db179d326fc3483e082</meta:generator>
    <meta:document-statistic meta:table-count="3" meta:image-count="0" meta:object-count="0" meta:page-count="1" meta:paragraph-count="42" meta:word-count="548" meta:character-count="3990" meta:non-whitespace-character-count="3287"/>
  </office:meta>
</office:document-meta>
</file>